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2.47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41.66mm"/>
    </style:style>
    <style:style style:name="co4" style:family="table-column">
      <style:table-column-properties fo:break-before="auto" style:column-width="42.3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NSERCAO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 Registros</text:p>
          </table:table-cell>
          <table:table-cell office:value-type="string" calcext:value-type="string">
            <text:p>Desordenado</text:p>
          </table:table-cell>
          <table:table-cell office:value-type="string" calcext:value-type="string">
            <text:p>Ordenado</text:p>
          </table:table-cell>
          <table:table-cell office:value-type="string" calcext:value-type="string">
            <text:p>Desordenado com Índice</text:p>
          </table:table-cell>
          <table:table-cell office:value-type="string" calcext:value-type="string">
            <text:p>Ordenado com Índic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023" calcext:value-type="float">
            <text:p>0,02023</text:p>
          </table:table-cell>
          <table:table-cell office:value-type="float" office:value="0.0174" calcext:value-type="float">
            <text:p>0,0174</text:p>
          </table:table-cell>
          <table:table-cell office:value-type="float" office:value="0.00764" calcext:value-type="float">
            <text:p>0,00764</text:p>
          </table:table-cell>
          <table:table-cell office:value-type="float" office:value="0.00674" calcext:value-type="float">
            <text:p>0,0067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3151" calcext:value-type="float">
            <text:p>0,03151</text:p>
          </table:table-cell>
          <table:table-cell office:value-type="float" office:value="0.0307" calcext:value-type="float">
            <text:p>0,0307</text:p>
          </table:table-cell>
          <table:table-cell office:value-type="float" office:value="0.01018" calcext:value-type="float">
            <text:p>0,01018</text:p>
          </table:table-cell>
          <table:table-cell office:value-type="float" office:value="0.01034" calcext:value-type="float">
            <text:p>0,0103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9189" calcext:value-type="float">
            <text:p>0,09189</text:p>
          </table:table-cell>
          <table:table-cell office:value-type="float" office:value="0.1561" calcext:value-type="float">
            <text:p>0,1561</text:p>
          </table:table-cell>
          <table:table-cell office:value-type="float" office:value="0.03021" calcext:value-type="float">
            <text:p>0,03021</text:p>
          </table:table-cell>
          <table:table-cell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40963" calcext:value-type="float">
            <text:p>0,40963</text:p>
          </table:table-cell>
          <table:table-cell office:value-type="float" office:value="0.8234" calcext:value-type="float">
            <text:p>0,8234</text:p>
          </table:table-cell>
          <table:table-cell office:value-type="float" office:value="0.08475" calcext:value-type="float">
            <text:p>0,08475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.64454" calcext:value-type="float">
            <text:p>1,64454</text:p>
          </table:table-cell>
          <table:table-cell/>
          <table:table-cell office:value-type="float" office:value="0.31961" calcext:value-type="float">
            <text:p>0,31961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CONSULT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 Registros</text:p>
          </table:table-cell>
          <table:table-cell office:value-type="string" calcext:value-type="string">
            <text:p>Desordenado</text:p>
          </table:table-cell>
          <table:table-cell office:value-type="string" calcext:value-type="string">
            <text:p>Ordenado</text:p>
          </table:table-cell>
          <table:table-cell office:value-type="string" calcext:value-type="string">
            <text:p>Desordenado com Índice</text:p>
          </table:table-cell>
          <table:table-cell office:value-type="string" calcext:value-type="string">
            <text:p>Ordenado com Índic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479" calcext:value-type="float">
            <text:p>0,01479</text:p>
          </table:table-cell>
          <table:table-cell office:value-type="float" office:value="0.01514" calcext:value-type="float">
            <text:p>0,01514</text:p>
          </table:table-cell>
          <table:table-cell office:value-type="float" office:value="0.00123" calcext:value-type="float">
            <text:p>0,00123</text:p>
          </table:table-cell>
          <table:table-cell office:value-type="float" office:value="0.00067" calcext:value-type="float">
            <text:p>0,0006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637" calcext:value-type="float">
            <text:p>0,01637</text:p>
          </table:table-cell>
          <table:table-cell office:value-type="float" office:value="0.05596" calcext:value-type="float">
            <text:p>0,05596</text:p>
          </table:table-cell>
          <table:table-cell office:value-type="float" office:value="0.037" calcext:value-type="float">
            <text:p>0,037</text:p>
          </table:table-cell>
          <table:table-cell office:value-type="float" office:value="0.00071" calcext:value-type="float">
            <text:p>0,0007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7523" calcext:value-type="float">
            <text:p>0,07523</text:p>
          </table:table-cell>
          <table:table-cell office:value-type="float" office:value="0.24034" calcext:value-type="float">
            <text:p>0,24034</text:p>
          </table:table-cell>
          <table:table-cell office:value-type="float" office:value="0.02378" calcext:value-type="float">
            <text:p>0,02378</text:p>
          </table:table-cell>
          <table:table-cell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46096" calcext:value-type="float">
            <text:p>0,46096</text:p>
          </table:table-cell>
          <table:table-cell/>
          <table:table-cell office:value-type="float" office:value="0.0913" calcext:value-type="float">
            <text:p>0,0913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.60697" calcext:value-type="float">
            <text:p>1,60697</text:p>
          </table:table-cell>
          <table:table-cell/>
          <table:table-cell office:value-type="float" office:value="0.6312" calcext:value-type="float">
            <text:p>0,6312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REMOÇÃO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 Registros</text:p>
          </table:table-cell>
          <table:table-cell office:value-type="string" calcext:value-type="string">
            <text:p>Desordenado</text:p>
          </table:table-cell>
          <table:table-cell office:value-type="string" calcext:value-type="string">
            <text:p>Ordenado</text:p>
          </table:table-cell>
          <table:table-cell office:value-type="string" calcext:value-type="string">
            <text:p>Desordenado com Índice</text:p>
          </table:table-cell>
          <table:table-cell office:value-type="string" calcext:value-type="string">
            <text:p>Ordenado com Índic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072" calcext:value-type="float">
            <text:p>0,02072</text:p>
          </table:table-cell>
          <table:table-cell office:value-type="float" office:value="0.01536" calcext:value-type="float">
            <text:p>0,01536</text:p>
          </table:table-cell>
          <table:table-cell office:value-type="float" office:value="0.00583" calcext:value-type="float">
            <text:p>0,00583</text:p>
          </table:table-cell>
          <table:table-cell office:value-type="float" office:value="0.00676" calcext:value-type="float">
            <text:p>0,006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2578" calcext:value-type="float">
            <text:p>0,02578</text:p>
          </table:table-cell>
          <table:table-cell office:value-type="float" office:value="0.05781" calcext:value-type="float">
            <text:p>0,05781</text:p>
          </table:table-cell>
          <table:table-cell office:value-type="float" office:value="0.00636" calcext:value-type="float">
            <text:p>0,00636</text:p>
          </table:table-cell>
          <table:table-cell office:value-type="float" office:value="0.01427" calcext:value-type="float">
            <text:p>0,0142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10378" calcext:value-type="float">
            <text:p>0,10378</text:p>
          </table:table-cell>
          <table:table-cell office:value-type="float" office:value="0.24942" calcext:value-type="float">
            <text:p>0,24942</text:p>
          </table:table-cell>
          <table:table-cell office:value-type="float" office:value="0.02321" calcext:value-type="float">
            <text:p>0,02321</text:p>
          </table:table-cell>
          <table:table-cell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36025" calcext:value-type="float">
            <text:p>0,36025</text:p>
          </table:table-cell>
          <table:table-cell/>
          <table:table-cell office:value-type="float" office:value="0.08083" calcext:value-type="float">
            <text:p>0,08083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.76749" calcext:value-type="float">
            <text:p>1,76749</text:p>
          </table:table-cell>
          <table:table-cell/>
          <table:table-cell office:value-type="float" office:value="0.34845" calcext:value-type="float">
            <text:p>0,34845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REORGANIZAÇÃO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 Registros</text:p>
          </table:table-cell>
          <table:table-cell office:value-type="string" calcext:value-type="string">
            <text:p>Desordenado</text:p>
          </table:table-cell>
          <table:table-cell office:value-type="string" calcext:value-type="string">
            <text:p>Ordenado</text:p>
          </table:table-cell>
          <table:table-cell office:value-type="string" calcext:value-type="string">
            <text:p>Desordenado com Índice</text:p>
          </table:table-cell>
          <table:table-cell office:value-type="string" calcext:value-type="string">
            <text:p>Ordenado com Índic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0856" calcext:value-type="float">
            <text:p>0,10856</text:p>
          </table:table-cell>
          <table:table-cell office:value-type="float" office:value="0.04609" calcext:value-type="float">
            <text:p>0,04609</text:p>
          </table:table-cell>
          <table:table-cell office:value-type="float" office:value="0.0726" calcext:value-type="float">
            <text:p>0,0726</text:p>
          </table:table-cell>
          <table:table-cell office:value-type="float" office:value="0.231" calcext:value-type="float">
            <text:p>0,23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57205" calcext:value-type="float">
            <text:p>0,57205</text:p>
          </table:table-cell>
          <table:table-cell office:value-type="float" office:value="0.20687" calcext:value-type="float">
            <text:p>0,20687</text:p>
          </table:table-cell>
          <table:table-cell office:value-type="float" office:value="0.3168" calcext:value-type="float">
            <text:p>0,3168</text:p>
          </table:table-cell>
          <table:table-cell office:value-type="float" office:value="1.7566" calcext:value-type="float">
            <text:p>1,756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.25609" calcext:value-type="float">
            <text:p>3,25609</text:p>
          </table:table-cell>
          <table:table-cell office:value-type="float" office:value="0.94163" calcext:value-type="float">
            <text:p>0,94163</text:p>
          </table:table-cell>
          <table:table-cell office:value-type="float" office:value="1.5303" calcext:value-type="float">
            <text:p>1,5303</text:p>
          </table:table-cell>
          <table:table-cell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6.39388" calcext:value-type="float">
            <text:p>16,39388</text:p>
          </table:table-cell>
          <table:table-cell office:value-type="float" office:value="4.58468" calcext:value-type="float">
            <text:p>4,58468</text:p>
          </table:table-cell>
          <table:table-cell office:value-type="float" office:value="7.5865" calcext:value-type="float">
            <text:p>7,5865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0.81452" calcext:value-type="float">
            <text:p>50,81452</text:p>
          </table:table-cell>
          <table:table-cell office:value-type="float" office:value="31.42334" calcext:value-type="float">
            <text:p>31,42334</text:p>
          </table:table-cell>
          <table:table-cell office:value-type="float" office:value="31.7822" calcext:value-type="float">
            <text:p>31,782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 style:data-style-name="N2" text:time-value="18:09:09.27426669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ney </meta:initial-creator>
    <meta:creation-date>2015-10-28T12:28:53.740359627</meta:creation-date>
    <dc:date>2015-11-05T19:01:20.140071071</dc:date>
    <dc:creator>poney </dc:creator>
    <meta:editing-duration>PT1H36M51S</meta:editing-duration>
    <meta:editing-cycles>24</meta:editing-cycles>
    <meta:generator>LibreOffice/4.4.3.2$Linux_X86_64 LibreOffice_project/40m0$Build-2</meta:generator>
    <meta:document-statistic meta:table-count="1" meta:cell-count="107" meta:object-count="0"/>
  </office:meta>
</office:document-meta>
</file>